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imbus Sans" svg:font-family="'Nimbus Sans'" style:font-family-generic="swiss" style:font-pitch="variable"/>
    <style:font-face style:name="DejaVu Sans1" svg:font-family="'DejaVu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8.59mm"/>
    </style:style>
    <style:style style:name="co2" style:family="table-column">
      <style:table-column-properties fo:break-before="auto" style:column-width="52mm"/>
    </style:style>
    <style:style style:name="co3" style:family="table-column">
      <style:table-column-properties fo:break-before="auto" style:column-width="40.9mm"/>
    </style:style>
    <style:style style:name="co4" style:family="table-column">
      <style:table-column-properties fo:break-before="auto" style:column-width="45.51mm"/>
    </style:style>
    <style:style style:name="co5" style:family="table-column">
      <style:table-column-properties fo:break-before="auto" style:column-width="42.92mm"/>
    </style:style>
    <style:style style:name="co6" style:family="table-column">
      <style:table-column-properties fo:break-before="auto" style:column-width="41.19mm"/>
    </style:style>
    <style:style style:name="co7" style:family="table-column">
      <style:table-column-properties fo:break-before="auto" style:column-width="43.2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999999"/>
    </style:style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31.48mm" svg:y="4.71mm">
            <draw:object draw:notify-on-update-of-ranges="Sheet1.A3:Sheet1.A10 Sheet1.C2:Sheet1.C2 Sheet1.C3:Sheet1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83.98mm" svg:height="147.15mm" svg:x="2.48mm" svg:y="222.59mm">
            <draw:object draw:notify-on-update-of-ranges="Sheet1.A141:Sheet1.A147 Sheet1.I141:Sheet1.I141 Sheet1.B141:Sheet1.B147 Sheet1.A141:Sheet1.A147 Sheet1.J42:Sheet1.J42 Sheet1.C141:Sheet1.C147 Sheet1.A141:Sheet1.A147 Sheet1.K42:Sheet1.K42 Sheet1.D141:Sheet1.D147 Sheet1.A141:Sheet1.A147 Sheet1.L42:Sheet1.L42 Sheet1.E141:Sheet1.E147 Sheet1.A141:Sheet1.A147 Sheet1.M42:Sheet1.M42 Sheet1.F141:Sheet1.F147 Sheet1.A141:Sheet1.A147 Sheet1.N42:Sheet1.N42 Sheet1.G141:Sheet1.G147 Sheet1.A141:Sheet1.A147 Sheet1.O42:Sheet1.O42 Sheet1.H141:Sheet1.H147 Sheet1.A141:Sheet1.A147 Sheet1.I140:Sheet1.I140 Sheet1.I141:Sheet1.I1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33.7mm" svg:height="240.07mm" svg:x="5.89mm" svg:y="379.31mm">
            <draw:object draw:notify-on-update-of-ranges="Sheet1.A141:Sheet1.A144 Sheet1.B140:Sheet1.B140 Sheet1.B141:Sheet1.B144 Sheet1.A141:Sheet1.A144 Sheet1.C140:Sheet1.C140 Sheet1.C141:Sheet1.C144 Sheet1.A141:Sheet1.A144 Sheet1.D140:Sheet1.D140 Sheet1.D141:Sheet1.D144 Sheet1.A141:Sheet1.A144 Sheet1.E140:Sheet1.E140 Sheet1.E141:Sheet1.E144 Sheet1.A141:Sheet1.A144 Sheet1.F140:Sheet1.F140 Sheet1.F141:Sheet1.F144 Sheet1.A141:Sheet1.A144 Sheet1.G140:Sheet1.G140 Sheet1.G141:Sheet1.G144 Sheet1.A141:Sheet1.A144 Sheet1.H140:Sheet1.H140 Sheet1.H141:Sheet1.H144 Sheet1.A141:Sheet1.A144 Sheet1.I140:Sheet1.I140 Sheet1.I141:Sheet1.I1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74.9mm" svg:height="214.11mm" svg:x="394.41mm" svg:y="100.47mm">
            <draw:object draw:notify-on-update-of-ranges="Sheet1.A25:Sheet1.A43 Sheet1.B24:Sheet1.B24 Sheet1.B25:Sheet1.B43 Sheet1.A25:Sheet1.A43 Sheet1.C24:Sheet1.C24 Sheet1.C25:Sheet1.C43 Sheet1.A25:Sheet1.A43 Sheet1.D24:Sheet1.D24 Sheet1.D25:Sheet1.D43 Sheet1.A25:Sheet1.A43 Sheet1.E24:Sheet1.E24 Sheet1.E25:Sheet1.E43 Sheet1.A25:Sheet1.A43 Sheet1.F24:Sheet1.F24 Sheet1.F25:Sheet1.F43 Sheet1.A25:Sheet1.A43 Sheet1.G24:Sheet1.G24 Sheet1.G25:Sheet1.G43 Sheet1.A25:Sheet1.A43 Sheet1.H24:Sheet1.H24 Sheet1.H25:Sheet1.H43 Sheet1.A25:Sheet1.A43 Sheet1.I24:Sheet1.I24 Sheet1.I25:Sheet1.I4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est 1: 1000 runs</text:p>
          </table:table-cell>
          <table:table-cell office:value-type="string" calcext:value-type="string">
            <text:p>128 siz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Hash Function</text:p>
          </table:table-cell>
          <table:table-cell table:style-name="ce1" office:value-type="string" calcext:value-type="string">
            <text:p>Bytes per second</text:p>
          </table:table-cell>
          <table:table-cell table:style-name="ce1" office:value-type="string" calcext:value-type="string">
            <text:p>MB/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512</text:p>
          </table:table-cell>
          <table:table-cell office:value-type="float" office:value="75850652" calcext:value-type="float">
            <text:p>75850652</text:p>
          </table:table-cell>
          <table:table-cell office:value-type="float" office:value="75.85" calcext:value-type="float">
            <text:p>75.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384</text:p>
          </table:table-cell>
          <table:table-cell office:value-type="float" office:value="77537682" calcext:value-type="float">
            <text:p>77537682</text:p>
          </table:table-cell>
          <table:table-cell office:value-type="float" office:value="77.54" calcext:value-type="float">
            <text:p>77.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256</text:p>
          </table:table-cell>
          <table:table-cell office:value-type="float" office:value="79749096" calcext:value-type="float">
            <text:p>79749096</text:p>
          </table:table-cell>
          <table:table-cell office:value-type="float" office:value="79.75" calcext:value-type="float">
            <text:p>79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224</text:p>
          </table:table-cell>
          <table:table-cell office:value-type="float" office:value="80890600" calcext:value-type="float">
            <text:p>80890600</text:p>
          </table:table-cell>
          <table:table-cell office:value-type="float" office:value="80.9" calcext:value-type="float">
            <text:p>80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1</text:p>
          </table:table-cell>
          <table:table-cell office:value-type="float" office:value="103026465" calcext:value-type="float">
            <text:p>103026465</text:p>
          </table:table-cell>
          <table:table-cell office:value-type="float" office:value="103.03" calcext:value-type="float">
            <text:p>103.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D5</text:p>
          </table:table-cell>
          <table:table-cell office:value-type="float" office:value="111754978" calcext:value-type="float">
            <text:p>111754978</text:p>
          </table:table-cell>
          <table:table-cell office:value-type="float" office:value="111.75" calcext:value-type="float">
            <text:p>111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AKE2s</text:p>
          </table:table-cell>
          <table:table-cell office:value-type="float" office:value="119013725" calcext:value-type="float">
            <text:p>119013725</text:p>
          </table:table-cell>
          <table:table-cell office:value-type="float" office:value="119.01" calcext:value-type="float">
            <text:p>119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AKE2b</text:p>
          </table:table-cell>
          <table:table-cell office:value-type="float" office:value="129710295" calcext:value-type="float">
            <text:p>129710295</text:p>
          </table:table-cell>
          <table:table-cell office:value-type="float" office:value="129.71" calcext:value-type="float">
            <text:p>129.71</text:p>
          </table:table-cell>
          <table:table-cell table:number-columns-repeated="6"/>
        </table:table-row>
        <table:table-row table:style-name="ro1" table:number-rows-repeated="12">
          <table:table-cell table:number-columns-repeated="9"/>
        </table:table-row>
        <table:table-row table:style-name="ro1">
          <table:table-cell office:value-type="string" calcext:value-type="string">
            <text:p>Test 2: Different sizes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Data hashed (MB)</text:p>
          </table:table-cell>
          <table:table-cell table:style-name="ce1" office:value-type="string" calcext:value-type="string">
            <text:p>SHA1</text:p>
          </table:table-cell>
          <table:table-cell table:style-name="ce1" office:value-type="string" calcext:value-type="string">
            <text:p>SHA224</text:p>
          </table:table-cell>
          <table:table-cell table:style-name="ce1" office:value-type="string" calcext:value-type="string">
            <text:p>SHA256</text:p>
          </table:table-cell>
          <table:table-cell table:style-name="ce1" office:value-type="string" calcext:value-type="string">
            <text:p>SHA384</text:p>
          </table:table-cell>
          <table:table-cell table:style-name="ce1" office:value-type="string" calcext:value-type="string">
            <text:p>SHA512</text:p>
          </table:table-cell>
          <table:table-cell table:style-name="ce1" office:value-type="string" calcext:value-type="string">
            <text:p>MD5</text:p>
          </table:table-cell>
          <table:table-cell table:style-name="ce1" office:value-type="string" calcext:value-type="string">
            <text:p>BLAKE2s</text:p>
          </table:table-cell>
          <table:table-cell table:style-name="ce1" office:value-type="string" calcext:value-type="string">
            <text:p>BLAKE2b</text:p>
          </table:table-cell>
        </table:table-row>
        <table:table-row table:style-name="ro1">
          <table:table-cell table:style-name="ce3" office:value-type="float" office:value="0.000016" calcext:value-type="float">
            <text:p>1.60E-05</text:p>
          </table:table-cell>
          <table:table-cell table:style-name="ce3" office:value-type="float" office:value="0.00000667572021484375" calcext:value-type="float">
            <text:p>6.68E-06</text:p>
          </table:table-cell>
          <table:table-cell table:style-name="ce3" office:value-type="float" office:value="0.00000834465026855469" calcext:value-type="float">
            <text:p>8.34E-06</text:p>
          </table:table-cell>
          <table:table-cell table:style-name="ce3" office:value-type="float" office:value="0.00000619888305664063" calcext:value-type="float">
            <text:p>6.20E-06</text:p>
          </table:table-cell>
          <table:table-cell table:style-name="ce3" office:value-type="float" office:value="0.0000095367431640625" calcext:value-type="float">
            <text:p>9.54E-06</text:p>
          </table:table-cell>
          <table:table-cell table:style-name="ce3" office:value-type="float" office:value="0.00000739097595214844" calcext:value-type="float">
            <text:p>7.39E-06</text:p>
          </table:table-cell>
          <table:table-cell table:style-name="ce3" office:value-type="float" office:value="0.00000643730163574219" calcext:value-type="float">
            <text:p>6.44E-06</text:p>
          </table:table-cell>
          <table:table-cell table:style-name="ce3" office:value-type="float" office:value="0.0000121593475341797" calcext:value-type="float">
            <text:p>1.22E-05</text:p>
          </table:table-cell>
          <table:table-cell table:style-name="ce3" office:value-type="float" office:value="0.0000262260437011719" calcext:value-type="float">
            <text:p>2.62E-05</text:p>
          </table:table-cell>
        </table:table-row>
        <table:table-row table:style-name="ro1">
          <table:table-cell table:style-name="ce3" office:value-type="float" office:value="0.000032" calcext:value-type="float">
            <text:p>3.20E-05</text:p>
          </table:table-cell>
          <table:table-cell table:style-name="ce3" office:value-type="float" office:value="0.00000333786010742187" calcext:value-type="float">
            <text:p>3.34E-06</text:p>
          </table:table-cell>
          <table:table-cell table:style-name="ce3" office:value-type="float" office:value="0.000003814697265625" calcext:value-type="float">
            <text:p>3.81E-06</text:p>
          </table:table-cell>
          <table:table-cell table:style-name="ce3" office:value-type="float" office:value="0.00000500679016113281" calcext:value-type="float">
            <text:p>5.01E-06</text:p>
          </table:table-cell>
          <table:table-cell table:style-name="ce3" office:value-type="float" office:value="0.0000057220458984375" calcext:value-type="float">
            <text:p>5.72E-06</text:p>
          </table:table-cell>
          <table:table-cell table:style-name="ce3" office:value-type="float" office:value="0.00000405311584472656" calcext:value-type="float">
            <text:p>4.05E-06</text:p>
          </table:table-cell>
          <table:table-cell table:style-name="ce3" office:value-type="float" office:value="0.00000333786010742187" calcext:value-type="float">
            <text:p>3.34E-06</text:p>
          </table:table-cell>
          <table:table-cell table:style-name="ce3" office:value-type="float" office:value="0.00000309944152832031" calcext:value-type="float">
            <text:p>3.10E-06</text:p>
          </table:table-cell>
          <table:table-cell table:style-name="ce3" office:value-type="float" office:value="0.00000429153442382813" calcext:value-type="float">
            <text:p>4.29E-06</text:p>
          </table:table-cell>
        </table:table-row>
        <table:table-row table:style-name="ro1">
          <table:table-cell table:style-name="ce3" office:value-type="float" office:value="0.000064" calcext:value-type="float">
            <text:p>6.40E-05</text:p>
          </table:table-cell>
          <table:table-cell table:style-name="ce3" office:value-type="float" office:value="0.00000309944152832031" calcext:value-type="float">
            <text:p>3.10E-06</text:p>
          </table:table-cell>
          <table:table-cell table:number-columns-repeated="2" table:style-name="ce3" office:value-type="float" office:value="0.00000476837158203125" calcext:value-type="float">
            <text:p>4.77E-06</text:p>
          </table:table-cell>
          <table:table-cell table:style-name="ce3" office:value-type="float" office:value="0.00000405311584472656" calcext:value-type="float">
            <text:p>4.05E-06</text:p>
          </table:table-cell>
          <table:table-cell table:style-name="ce3" office:value-type="float" office:value="0.00000500679016113281" calcext:value-type="float">
            <text:p>5.01E-06</text:p>
          </table:table-cell>
          <table:table-cell table:number-columns-repeated="2" table:style-name="ce3" office:value-type="float" office:value="0.00000262260437011719" calcext:value-type="float">
            <text:p>2.62E-06</text:p>
          </table:table-cell>
          <table:table-cell table:style-name="ce3" office:value-type="float" office:value="0.000003814697265625" calcext:value-type="float">
            <text:p>3.81E-06</text:p>
          </table:table-cell>
        </table:table-row>
        <table:table-row table:style-name="ro1">
          <table:table-cell table:style-name="ce3" office:value-type="float" office:value="0.000128" calcext:value-type="float">
            <text:p>1.28E-04</text:p>
          </table:table-cell>
          <table:table-cell table:style-name="ce3" office:value-type="float" office:value="0.00000262260437011719" calcext:value-type="float">
            <text:p>2.62E-06</text:p>
          </table:table-cell>
          <table:table-cell table:style-name="ce3" office:value-type="float" office:value="0.00000619888305664063" calcext:value-type="float">
            <text:p>6.20E-06</text:p>
          </table:table-cell>
          <table:table-cell table:style-name="ce3" office:value-type="float" office:value="0.00000524520874023438" calcext:value-type="float">
            <text:p>5.25E-06</text:p>
          </table:table-cell>
          <table:table-cell table:style-name="ce3" office:value-type="float" office:value="0.00000429153442382813" calcext:value-type="float">
            <text:p>4.29E-06</text:p>
          </table:table-cell>
          <table:table-cell table:style-name="ce3" office:value-type="float" office:value="0.00000596046447753906" calcext:value-type="float">
            <text:p>5.96E-06</text:p>
          </table:table-cell>
          <table:table-cell table:number-columns-repeated="2" table:style-name="ce3" office:value-type="float" office:value="0.00000262260437011719" calcext:value-type="float">
            <text:p>2.62E-06</text:p>
          </table:table-cell>
          <table:table-cell table:style-name="ce3" office:value-type="float" office:value="0.00000429153442382813" calcext:value-type="float">
            <text:p>4.29E-06</text:p>
          </table:table-cell>
        </table:table-row>
        <table:table-row table:style-name="ro1">
          <table:table-cell table:style-name="ce3" office:value-type="float" office:value="0.000256" calcext:value-type="float">
            <text:p>2.56E-04</text:p>
          </table:table-cell>
          <table:table-cell table:style-name="ce3" office:value-type="float" office:value="0.00000524520874023438" calcext:value-type="float">
            <text:p>5.25E-06</text:p>
          </table:table-cell>
          <table:table-cell table:style-name="ce3" office:value-type="float" office:value="0.00000667572021484375" calcext:value-type="float">
            <text:p>6.68E-06</text:p>
          </table:table-cell>
          <table:table-cell table:style-name="ce3" office:value-type="float" office:value="0.00000429153442382813" calcext:value-type="float">
            <text:p>4.29E-06</text:p>
          </table:table-cell>
          <table:table-cell table:style-name="ce3" office:value-type="float" office:value="0.00000452995300292969" calcext:value-type="float">
            <text:p>4.53E-06</text:p>
          </table:table-cell>
          <table:table-cell table:style-name="ce3" office:value-type="float" office:value="0.000003814697265625" calcext:value-type="float">
            <text:p>3.81E-06</text:p>
          </table:table-cell>
          <table:table-cell table:style-name="ce3" office:value-type="float" office:value="0.00000262260437011719" calcext:value-type="float">
            <text:p>2.62E-06</text:p>
          </table:table-cell>
          <table:table-cell table:style-name="ce3" office:value-type="float" office:value="0.00000500679016113281" calcext:value-type="float">
            <text:p>5.01E-06</text:p>
          </table:table-cell>
          <table:table-cell table:style-name="ce3" office:value-type="float" office:value="0.00000524520874023438" calcext:value-type="float">
            <text:p>5.25E-06</text:p>
          </table:table-cell>
        </table:table-row>
        <table:table-row table:style-name="ro1">
          <table:table-cell table:style-name="ce3" office:value-type="float" office:value="0.000512" calcext:value-type="float">
            <text:p>5.12E-04</text:p>
          </table:table-cell>
          <table:table-cell table:style-name="ce3" office:value-type="float" office:value="0.00000596046447753906" calcext:value-type="float">
            <text:p>5.96E-06</text:p>
          </table:table-cell>
          <table:table-cell table:style-name="ce3" office:value-type="float" office:value="0.00000739097595214844" calcext:value-type="float">
            <text:p>7.39E-06</text:p>
          </table:table-cell>
          <table:table-cell table:style-name="ce3" office:value-type="float" office:value="0.00000452995300292969" calcext:value-type="float">
            <text:p>4.53E-06</text:p>
          </table:table-cell>
          <table:table-cell table:style-name="ce3" office:value-type="float" office:value="0.00000500679016113281" calcext:value-type="float">
            <text:p>5.01E-06</text:p>
          </table:table-cell>
          <table:table-cell table:style-name="ce3" office:value-type="float" office:value="0.00000476837158203125" calcext:value-type="float">
            <text:p>4.77E-06</text:p>
          </table:table-cell>
          <table:table-cell table:style-name="ce3" office:value-type="float" office:value="0.00000500679016113281" calcext:value-type="float">
            <text:p>5.01E-06</text:p>
          </table:table-cell>
          <table:table-cell table:style-name="ce3" office:value-type="float" office:value="0.00000405311584472656" calcext:value-type="float">
            <text:p>4.05E-06</text:p>
          </table:table-cell>
          <table:table-cell table:style-name="ce3" office:value-type="float" office:value="0.00000476837158203125" calcext:value-type="float">
            <text:p>4.77E-06</text:p>
          </table:table-cell>
        </table:table-row>
        <table:table-row table:style-name="ro1">
          <table:table-cell table:style-name="ce3" office:value-type="float" office:value="0.001024" calcext:value-type="float">
            <text:p>1.02E-03</text:p>
          </table:table-cell>
          <table:table-cell table:style-name="ce3" office:value-type="float" office:value="0.00000429153442382813" calcext:value-type="float">
            <text:p>4.29E-06</text:p>
          </table:table-cell>
          <table:table-cell table:style-name="ce3" office:value-type="float" office:value="0.00000882148742675781" calcext:value-type="float">
            <text:p>8.82E-06</text:p>
          </table:table-cell>
          <table:table-cell table:style-name="ce3" office:value-type="float" office:value="0.0000102519989013672" calcext:value-type="float">
            <text:p>1.03E-05</text:p>
          </table:table-cell>
          <table:table-cell table:style-name="ce3" office:value-type="float" office:value="0.00000643730163574219" calcext:value-type="float">
            <text:p>6.44E-06</text:p>
          </table:table-cell>
          <table:table-cell table:style-name="ce3" office:value-type="float" office:value="0.00000905990600585938" calcext:value-type="float">
            <text:p>9.06E-06</text:p>
          </table:table-cell>
          <table:table-cell table:style-name="ce3" office:value-type="float" office:value="0.0000057220458984375" calcext:value-type="float">
            <text:p>5.72E-06</text:p>
          </table:table-cell>
          <table:table-cell table:style-name="ce3" office:value-type="float" office:value="0.00000524520874023438" calcext:value-type="float">
            <text:p>5.25E-06</text:p>
          </table:table-cell>
          <table:table-cell table:style-name="ce3" office:value-type="float" office:value="0.00000667572021484375" calcext:value-type="float">
            <text:p>6.68E-0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57475471496582" calcext:value-type="float">
            <text:p>0.001574754714966</text:p>
          </table:table-cell>
          <table:table-cell office:value-type="float" office:value="0.00339102745056152" calcext:value-type="float">
            <text:p>0.003391027450562</text:p>
          </table:table-cell>
          <table:table-cell office:value-type="float" office:value="0.00340032577514648" calcext:value-type="float">
            <text:p>0.003400325775146</text:p>
          </table:table-cell>
          <table:table-cell office:value-type="float" office:value="0.00245094299316406" calcext:value-type="float">
            <text:p>0.002450942993164</text:p>
          </table:table-cell>
          <table:table-cell office:value-type="float" office:value="0.00245165824890137" calcext:value-type="float">
            <text:p>0.002451658248901</text:p>
          </table:table-cell>
          <table:table-cell office:value-type="float" office:value="0.00170111656188965" calcext:value-type="float">
            <text:p>0.00170111656189</text:p>
          </table:table-cell>
          <table:table-cell office:value-type="float" office:value="0.00266861915588379" calcext:value-type="float">
            <text:p>0.002668619155884</text:p>
          </table:table-cell>
          <table:table-cell office:value-type="float" office:value="0.00202798843383789" calcext:value-type="float">
            <text:p>0.0020279884338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50718688964844" calcext:value-type="float">
            <text:p>0.015071868896484</text:p>
          </table:table-cell>
          <table:table-cell office:value-type="float" office:value="0.0331943035125732" calcext:value-type="float">
            <text:p>0.033194303512573</text:p>
          </table:table-cell>
          <table:table-cell office:value-type="float" office:value="0.0331506729125977" calcext:value-type="float">
            <text:p>0.033150672912598</text:p>
          </table:table-cell>
          <table:table-cell office:value-type="float" office:value="0.0233759880065918" calcext:value-type="float">
            <text:p>0.023375988006592</text:p>
          </table:table-cell>
          <table:table-cell office:value-type="float" office:value="0.0234639644622803" calcext:value-type="float">
            <text:p>0.02346396446228</text:p>
          </table:table-cell>
          <table:table-cell office:value-type="float" office:value="0.0166392326354981" calcext:value-type="float">
            <text:p>0.016639232635498</text:p>
          </table:table-cell>
          <table:table-cell office:value-type="float" office:value="0.0269315242767334" calcext:value-type="float">
            <text:p>0.026931524276733</text:p>
          </table:table-cell>
          <table:table-cell office:value-type="float" office:value="0.020723819732666" calcext:value-type="float">
            <text:p>0.0207238197326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09989452362061" calcext:value-type="float">
            <text:p>0.030998945236206</text:p>
          </table:table-cell>
          <table:table-cell office:value-type="float" office:value="0.0661580562591553" calcext:value-type="float">
            <text:p>0.066158056259155</text:p>
          </table:table-cell>
          <table:table-cell office:value-type="float" office:value="0.0669419765472412" calcext:value-type="float">
            <text:p>0.066941976547241</text:p>
          </table:table-cell>
          <table:table-cell office:value-type="float" office:value="0.0465290546417236" calcext:value-type="float">
            <text:p>0.046529054641724</text:p>
          </table:table-cell>
          <table:table-cell office:value-type="float" office:value="0.0468089580535889" calcext:value-type="float">
            <text:p>0.046808958053589</text:p>
          </table:table-cell>
          <table:table-cell office:value-type="float" office:value="0.0328664779663086" calcext:value-type="float">
            <text:p>0.032866477966309</text:p>
          </table:table-cell>
          <table:table-cell office:value-type="float" office:value="0.0519604682922363" calcext:value-type="float">
            <text:p>0.051960468292236</text:p>
          </table:table-cell>
          <table:table-cell office:value-type="float" office:value="0.040147066116333" calcext:value-type="float">
            <text:p>0.0401470661163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464913845062256" calcext:value-type="float">
            <text:p>0.046491384506226</text:p>
          </table:table-cell>
          <table:table-cell office:value-type="float" office:value="0.0992865562438965" calcext:value-type="float">
            <text:p>0.099286556243897</text:p>
          </table:table-cell>
          <table:table-cell office:value-type="float" office:value="0.0988237857818604" calcext:value-type="float">
            <text:p>0.09882378578186</text:p>
          </table:table-cell>
          <table:table-cell office:value-type="float" office:value="0.0710206031799316" calcext:value-type="float">
            <text:p>0.071020603179932</text:p>
          </table:table-cell>
          <table:table-cell office:value-type="float" office:value="0.0697674751281738" calcext:value-type="float">
            <text:p>0.069767475128174</text:p>
          </table:table-cell>
          <table:table-cell office:value-type="float" office:value="0.0493721961975098" calcext:value-type="float">
            <text:p>0.04937219619751</text:p>
          </table:table-cell>
          <table:table-cell office:value-type="float" office:value="0.0780272483825684" calcext:value-type="float">
            <text:p>0.078027248382568</text:p>
          </table:table-cell>
          <table:table-cell office:value-type="float" office:value="0.0602316856384277" calcext:value-type="float">
            <text:p>0.0602316856384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626602172851563" calcext:value-type="float">
            <text:p>0.062660217285156</text:p>
          </table:table-cell>
          <table:table-cell office:value-type="float" office:value="0.132559299468994" calcext:value-type="float">
            <text:p>0.132559299468994</text:p>
          </table:table-cell>
          <table:table-cell office:value-type="float" office:value="0.133110523223877" calcext:value-type="float">
            <text:p>0.133110523223877</text:p>
          </table:table-cell>
          <table:table-cell office:value-type="float" office:value="0.0934700965881348" calcext:value-type="float">
            <text:p>0.093470096588135</text:p>
          </table:table-cell>
          <table:table-cell office:value-type="float" office:value="0.0933456420898438" calcext:value-type="float">
            <text:p>0.093345642089844</text:p>
          </table:table-cell>
          <table:table-cell office:value-type="float" office:value="0.0661036968231201" calcext:value-type="float">
            <text:p>0.06610369682312</text:p>
          </table:table-cell>
          <table:table-cell office:value-type="float" office:value="0.103810548782349" calcext:value-type="float">
            <text:p>0.103810548782349</text:p>
          </table:table-cell>
          <table:table-cell office:value-type="float" office:value="0.080132007598877" calcext:value-type="float">
            <text:p>0.0801320075988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780384540557861" calcext:value-type="float">
            <text:p>0.078038454055786</text:p>
          </table:table-cell>
          <table:table-cell office:value-type="float" office:value="0.164925813674927" calcext:value-type="float">
            <text:p>0.164925813674927</text:p>
          </table:table-cell>
          <table:table-cell office:value-type="float" office:value="0.168583631515503" calcext:value-type="float">
            <text:p>0.168583631515503</text:p>
          </table:table-cell>
          <table:table-cell office:value-type="float" office:value="0.116542100906372" calcext:value-type="float">
            <text:p>0.116542100906372</text:p>
          </table:table-cell>
          <table:table-cell office:value-type="float" office:value="0.116900205612183" calcext:value-type="float">
            <text:p>0.116900205612183</text:p>
          </table:table-cell>
          <table:table-cell office:value-type="float" office:value="0.0840604305267334" calcext:value-type="float">
            <text:p>0.084060430526733</text:p>
          </table:table-cell>
          <table:table-cell office:value-type="float" office:value="0.129379987716675" calcext:value-type="float">
            <text:p>0.129379987716675</text:p>
          </table:table-cell>
          <table:table-cell office:value-type="float" office:value="0.1014084815979" calcext:value-type="float">
            <text:p>0.101408481597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924956798553467" calcext:value-type="float">
            <text:p>0.092495679855347</text:p>
          </table:table-cell>
          <table:table-cell office:value-type="float" office:value="0.197658538818359" calcext:value-type="float">
            <text:p>0.197658538818359</text:p>
          </table:table-cell>
          <table:table-cell office:value-type="float" office:value="0.197751045227051" calcext:value-type="float">
            <text:p>0.197751045227051</text:p>
          </table:table-cell>
          <table:table-cell office:value-type="float" office:value="0.13955569267273" calcext:value-type="float">
            <text:p>0.13955569267273</text:p>
          </table:table-cell>
          <table:table-cell office:value-type="float" office:value="0.14932918548584" calcext:value-type="float">
            <text:p>0.14932918548584</text:p>
          </table:table-cell>
          <table:table-cell office:value-type="float" office:value="0.0983006954193115" calcext:value-type="float">
            <text:p>0.098300695419312</text:p>
          </table:table-cell>
          <table:table-cell office:value-type="float" office:value="0.155272483825684" calcext:value-type="float">
            <text:p>0.155272483825684</text:p>
          </table:table-cell>
          <table:table-cell office:value-type="float" office:value="0.120171070098877" calcext:value-type="float">
            <text:p>0.12017107009887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07479095458984" calcext:value-type="float">
            <text:p>0.107479095458984</text:p>
          </table:table-cell>
          <table:table-cell office:value-type="float" office:value="0.235112428665161" calcext:value-type="float">
            <text:p>0.235112428665161</text:p>
          </table:table-cell>
          <table:table-cell office:value-type="float" office:value="0.231191873550415" calcext:value-type="float">
            <text:p>0.231191873550415</text:p>
          </table:table-cell>
          <table:table-cell office:value-type="float" office:value="0.162617683410645" calcext:value-type="float">
            <text:p>0.162617683410645</text:p>
          </table:table-cell>
          <table:table-cell office:value-type="float" office:value="0.16374135017395" calcext:value-type="float">
            <text:p>0.16374135017395</text:p>
          </table:table-cell>
          <table:table-cell office:value-type="float" office:value="0.11455249786377" calcext:value-type="float">
            <text:p>0.11455249786377</text:p>
          </table:table-cell>
          <table:table-cell office:value-type="float" office:value="0.185168266296387" calcext:value-type="float">
            <text:p>0.185168266296387</text:p>
          </table:table-cell>
          <table:table-cell office:value-type="float" office:value="0.141110181808472" calcext:value-type="float">
            <text:p>0.14111018180847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20064973831177" calcext:value-type="float">
            <text:p>0.120064973831177</text:p>
          </table:table-cell>
          <table:table-cell office:value-type="float" office:value="0.265670537948608" calcext:value-type="float">
            <text:p>0.265670537948608</text:p>
          </table:table-cell>
          <table:table-cell office:value-type="float" office:value="0.264375448226929" calcext:value-type="float">
            <text:p>0.264375448226929</text:p>
          </table:table-cell>
          <table:table-cell office:value-type="float" office:value="0.186864852905273" calcext:value-type="float">
            <text:p>0.186864852905273</text:p>
          </table:table-cell>
          <table:table-cell office:value-type="float" office:value="0.185865879058838" calcext:value-type="float">
            <text:p>0.185865879058838</text:p>
          </table:table-cell>
          <table:table-cell office:value-type="float" office:value="0.130998134613037" calcext:value-type="float">
            <text:p>0.130998134613037</text:p>
          </table:table-cell>
          <table:table-cell office:value-type="float" office:value="0.207470178604126" calcext:value-type="float">
            <text:p>0.207470178604126</text:p>
          </table:table-cell>
          <table:table-cell office:value-type="float" office:value="0.160327434539795" calcext:value-type="float">
            <text:p>0.16032743453979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36585474014282" calcext:value-type="float">
            <text:p>0.136585474014282</text:p>
          </table:table-cell>
          <table:table-cell office:value-type="float" office:value="0.296713352203369" calcext:value-type="float">
            <text:p>0.296713352203369</text:p>
          </table:table-cell>
          <table:table-cell office:value-type="float" office:value="0.301332712173462" calcext:value-type="float">
            <text:p>0.301332712173462</text:p>
          </table:table-cell>
          <table:table-cell office:value-type="float" office:value="0.214215040206909" calcext:value-type="float">
            <text:p>0.214215040206909</text:p>
          </table:table-cell>
          <table:table-cell office:value-type="float" office:value="0.208957433700562" calcext:value-type="float">
            <text:p>0.208957433700562</text:p>
          </table:table-cell>
          <table:table-cell office:value-type="float" office:value="0.147119045257568" calcext:value-type="float">
            <text:p>0.147119045257568</text:p>
          </table:table-cell>
          <table:table-cell office:value-type="float" office:value="0.233787298202515" calcext:value-type="float">
            <text:p>0.233787298202515</text:p>
          </table:table-cell>
          <table:table-cell office:value-type="float" office:value="0.183658361434936" calcext:value-type="float">
            <text:p>0.1836583614349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5472412109375" calcext:value-type="float">
            <text:p>0.15472412109375</text:p>
          </table:table-cell>
          <table:table-cell office:value-type="float" office:value="0.332849264144897" calcext:value-type="float">
            <text:p>0.332849264144897</text:p>
          </table:table-cell>
          <table:table-cell office:value-type="float" office:value="0.329941272735596" calcext:value-type="float">
            <text:p>0.329941272735596</text:p>
          </table:table-cell>
          <table:table-cell office:value-type="float" office:value="0.233129024505615" calcext:value-type="float">
            <text:p>0.233129024505615</text:p>
          </table:table-cell>
          <table:table-cell office:value-type="float" office:value="0.233310699462891" calcext:value-type="float">
            <text:p>0.233310699462891</text:p>
          </table:table-cell>
          <table:table-cell office:value-type="float" office:value="0.163583278656006" calcext:value-type="float">
            <text:p>0.163583278656006</text:p>
          </table:table-cell>
          <table:table-cell office:value-type="float" office:value="0.258436679840088" calcext:value-type="float">
            <text:p>0.258436679840088</text:p>
          </table:table-cell>
          <table:table-cell office:value-type="float" office:value="0.206095457077026" calcext:value-type="float">
            <text:p>0.206095457077026</text:p>
          </table:table-cell>
        </table:table-row>
        <table:table-row table:style-name="ro1" table:number-rows-repeated="95">
          <table:table-cell table:number-columns-repeated="9"/>
        </table:table-row>
        <table:table-row table:style-name="ro1">
          <table:table-cell office:value-type="string" calcext:value-type="string">
            <text:p>Test 3: Very small data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Data hashed (Bytes)</text:p>
          </table:table-cell>
          <table:table-cell table:style-name="ce1" office:value-type="string" calcext:value-type="string">
            <text:p>SHA1</text:p>
          </table:table-cell>
          <table:table-cell table:style-name="ce1" office:value-type="string" calcext:value-type="string">
            <text:p>SHA224</text:p>
          </table:table-cell>
          <table:table-cell table:style-name="ce1" office:value-type="string" calcext:value-type="string">
            <text:p>SHA256</text:p>
          </table:table-cell>
          <table:table-cell table:style-name="ce1" office:value-type="string" calcext:value-type="string">
            <text:p>SHA384</text:p>
          </table:table-cell>
          <table:table-cell table:style-name="ce1" office:value-type="string" calcext:value-type="string">
            <text:p>SHA512</text:p>
          </table:table-cell>
          <table:table-cell table:style-name="ce1" office:value-type="string" calcext:value-type="string">
            <text:p>MD5</text:p>
          </table:table-cell>
          <table:table-cell table:style-name="ce1" office:value-type="string" calcext:value-type="string">
            <text:p>BLAKE2s</text:p>
          </table:table-cell>
          <table:table-cell table:style-name="ce1" office:value-type="string" calcext:value-type="string">
            <text:p>BLAKE2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67572021484375" calcext:value-type="float">
            <text:p>6.67572021484375</text:p>
          </table:table-cell>
          <table:table-cell office:value-type="float" office:value="8.34465026855469" calcext:value-type="float">
            <text:p>8.34465026855469</text:p>
          </table:table-cell>
          <table:table-cell office:value-type="float" office:value="6.19888305664063" calcext:value-type="float">
            <text:p>6.19888305664063</text:p>
          </table:table-cell>
          <table:table-cell office:value-type="float" office:value="9.5367431640625" calcext:value-type="float">
            <text:p>9.5367431640625</text:p>
          </table:table-cell>
          <table:table-cell office:value-type="float" office:value="7.39097595214844" calcext:value-type="float">
            <text:p>7.39097595214844</text:p>
          </table:table-cell>
          <table:table-cell office:value-type="float" office:value="6.43730163574219" calcext:value-type="float">
            <text:p>6.43730163574219</text:p>
          </table:table-cell>
          <table:table-cell office:value-type="float" office:value="12.1593475341797" calcext:value-type="float">
            <text:p>12.1593475341797</text:p>
          </table:table-cell>
          <table:table-cell office:value-type="float" office:value="26.2260437011719" calcext:value-type="float">
            <text:p>26.22604370117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33786010742187" calcext:value-type="float">
            <text:p>3.33786010742187</text:p>
          </table:table-cell>
          <table:table-cell office:value-type="float" office:value="3.814697265625" calcext:value-type="float">
            <text:p>3.814697265625</text:p>
          </table:table-cell>
          <table:table-cell office:value-type="float" office:value="5.00679016113281" calcext:value-type="float">
            <text:p>5.00679016113281</text:p>
          </table:table-cell>
          <table:table-cell office:value-type="float" office:value="5.7220458984375" calcext:value-type="float">
            <text:p>5.7220458984375</text:p>
          </table:table-cell>
          <table:table-cell office:value-type="float" office:value="4.05311584472656" calcext:value-type="float">
            <text:p>4.05311584472656</text:p>
          </table:table-cell>
          <table:table-cell office:value-type="float" office:value="3.33786010742187" calcext:value-type="float">
            <text:p>3.33786010742187</text:p>
          </table:table-cell>
          <table:table-cell office:value-type="float" office:value="3.09944152832031" calcext:value-type="float">
            <text:p>3.09944152832031</text:p>
          </table:table-cell>
          <table:table-cell office:value-type="float" office:value="4.29153442382813" calcext:value-type="float">
            <text:p>4.291534423828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09944152832031" calcext:value-type="float">
            <text:p>3.09944152832031</text:p>
          </table:table-cell>
          <table:table-cell table:number-columns-repeated="2" office:value-type="float" office:value="4.76837158203125" calcext:value-type="float">
            <text:p>4.76837158203125</text:p>
          </table:table-cell>
          <table:table-cell office:value-type="float" office:value="4.05311584472656" calcext:value-type="float">
            <text:p>4.05311584472656</text:p>
          </table:table-cell>
          <table:table-cell office:value-type="float" office:value="5.00679016113281" calcext:value-type="float">
            <text:p>5.00679016113281</text:p>
          </table:table-cell>
          <table:table-cell table:number-columns-repeated="2" office:value-type="float" office:value="2.62260437011719" calcext:value-type="float">
            <text:p>2.62260437011719</text:p>
          </table:table-cell>
          <table:table-cell office:value-type="float" office:value="3.814697265625" calcext:value-type="float">
            <text:p>3.8146972656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.62260437011719" calcext:value-type="float">
            <text:p>2.62260437011719</text:p>
          </table:table-cell>
          <table:table-cell office:value-type="float" office:value="6.19888305664063" calcext:value-type="float">
            <text:p>6.19888305664063</text:p>
          </table:table-cell>
          <table:table-cell office:value-type="float" office:value="5.24520874023438" calcext:value-type="float">
            <text:p>5.24520874023438</text:p>
          </table:table-cell>
          <table:table-cell office:value-type="float" office:value="4.29153442382813" calcext:value-type="float">
            <text:p>4.29153442382813</text:p>
          </table:table-cell>
          <table:table-cell office:value-type="float" office:value="5.96046447753906" calcext:value-type="float">
            <text:p>5.96046447753906</text:p>
          </table:table-cell>
          <table:table-cell table:number-columns-repeated="2" office:value-type="float" office:value="2.62260437011719" calcext:value-type="float">
            <text:p>2.62260437011719</text:p>
          </table:table-cell>
          <table:table-cell office:value-type="float" office:value="4.29153442382813" calcext:value-type="float">
            <text:p>4.2915344238281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.24520874023438" calcext:value-type="float">
            <text:p>5.24520874023438</text:p>
          </table:table-cell>
          <table:table-cell office:value-type="float" office:value="6.67572021484375" calcext:value-type="float">
            <text:p>6.67572021484375</text:p>
          </table:table-cell>
          <table:table-cell office:value-type="float" office:value="4.29153442382813" calcext:value-type="float">
            <text:p>4.29153442382813</text:p>
          </table:table-cell>
          <table:table-cell office:value-type="float" office:value="4.52995300292969" calcext:value-type="float">
            <text:p>4.52995300292969</text:p>
          </table:table-cell>
          <table:table-cell office:value-type="float" office:value="3.814697265625" calcext:value-type="float">
            <text:p>3.814697265625</text:p>
          </table:table-cell>
          <table:table-cell office:value-type="float" office:value="2.62260437011719" calcext:value-type="float">
            <text:p>2.62260437011719</text:p>
          </table:table-cell>
          <table:table-cell office:value-type="float" office:value="5.00679016113281" calcext:value-type="float">
            <text:p>5.00679016113281</text:p>
          </table:table-cell>
          <table:table-cell office:value-type="float" office:value="5.24520874023438" calcext:value-type="float">
            <text:p>5.2452087402343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.96046447753906" calcext:value-type="float">
            <text:p>5.96046447753906</text:p>
          </table:table-cell>
          <table:table-cell office:value-type="float" office:value="7.39097595214844" calcext:value-type="float">
            <text:p>7.39097595214844</text:p>
          </table:table-cell>
          <table:table-cell office:value-type="float" office:value="4.52995300292969" calcext:value-type="float">
            <text:p>4.52995300292969</text:p>
          </table:table-cell>
          <table:table-cell office:value-type="float" office:value="5.00679016113281" calcext:value-type="float">
            <text:p>5.00679016113281</text:p>
          </table:table-cell>
          <table:table-cell office:value-type="float" office:value="4.76837158203125" calcext:value-type="float">
            <text:p>4.76837158203125</text:p>
          </table:table-cell>
          <table:table-cell office:value-type="float" office:value="5.00679016113281" calcext:value-type="float">
            <text:p>5.00679016113281</text:p>
          </table:table-cell>
          <table:table-cell office:value-type="float" office:value="4.05311584472656" calcext:value-type="float">
            <text:p>4.05311584472656</text:p>
          </table:table-cell>
          <table:table-cell office:value-type="float" office:value="4.76837158203125" calcext:value-type="float">
            <text:p>4.7683715820312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.29153442382813" calcext:value-type="float">
            <text:p>4.29153442382813</text:p>
          </table:table-cell>
          <table:table-cell office:value-type="float" office:value="8.82148742675781" calcext:value-type="float">
            <text:p>8.82148742675781</text:p>
          </table:table-cell>
          <table:table-cell office:value-type="float" office:value="10.2519989013672" calcext:value-type="float">
            <text:p>10.2519989013672</text:p>
          </table:table-cell>
          <table:table-cell office:value-type="float" office:value="6.43730163574219" calcext:value-type="float">
            <text:p>6.43730163574219</text:p>
          </table:table-cell>
          <table:table-cell office:value-type="float" office:value="9.05990600585938" calcext:value-type="float">
            <text:p>9.05990600585938</text:p>
          </table:table-cell>
          <table:table-cell office:value-type="float" office:value="5.7220458984375" calcext:value-type="float">
            <text:p>5.7220458984375</text:p>
          </table:table-cell>
          <table:table-cell office:value-type="float" office:value="5.24520874023438" calcext:value-type="float">
            <text:p>5.24520874023438</text:p>
          </table:table-cell>
          <table:table-cell office:value-type="float" office:value="6.67572021484375" calcext:value-type="float">
            <text:p>6.675720214843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Nimbus Sans" svg:font-family="'Nimbus Sans'" style:font-family-generic="swiss" style:font-pitch="variable"/>
    <style:font-face style:name="DejaVu Sans1" svg:font-family="'DejaVu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" fo:language="en" fo:country="GB" style:font-name-asian="Nimbus Sans1" style:language-asian="zh" style:country-asian="CN" style:font-name-complex="Droid Naskh Shift Al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GB" style:letter-kerning="true" style:font-name-asian="Nimbus Sans1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6">00/00/0000</text:date>, <text:time style:data-style-name="N2" text:time-value="16:31:53.5941602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4:19:19.590838560</meta:creation-date>
    <dc:date>2019-01-26T16:36:23.543590863</dc:date>
    <meta:editing-duration>PT1H34M40S</meta:editing-duration>
    <meta:editing-cycles>20</meta:editing-cycles>
    <meta:generator>LibreOffice/6.0.7.3.0$Linux_X86_64 LibreOffice_project/00m0$Build-3</meta:generator>
    <meta:document-statistic meta:table-count="1" meta:cell-count="27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425cm" svg:y="4.201cm" style:legend-expansion="high" chart:style-name="ch2"/>
        <chart:plot-area chart:style-name="ch3" table:cell-range-address="Sheet1.A3:Sheet1.A10 Sheet1.C2:Sheet1.C10" chart:data-source-has-labels="both" svg:x="0.32cm" svg:y="0.18cm" svg:width="13.785cm" svg:height="8.64cm">
          <chartooo:coordinate-region svg:x="1.92cm" svg:y="0.18cm" svg:width="11.681cm" svg:height="7.993cm"/>
          <chart:axis chart:dimension="x" chart:name="primary-x" chart:style-name="ch4" chartooo:axis-type="auto">
            <chartooo:date-scale/>
            <chart:categories table:cell-range-address="Sheet1.A3:Sheet1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10" chart:label-cell-address="Sheet1.C2:Sheet1.C2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B/s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HA512</text:p>
                <draw:g>
                  <svg:desc>Sheet1.A3:Sheet1.A10</svg:desc>
                </draw:g>
              </table:table-cell>
              <table:table-cell office:value-type="float" office:value="75.85">
                <text:p>75.85</text:p>
                <draw:g>
                  <svg:desc>Sheet1.C3:Sheet1.C10</svg:desc>
                </draw:g>
              </table:table-cell>
            </table:table-row>
            <table:table-row>
              <table:table-cell office:value-type="string">
                <text:p>SHA384</text:p>
              </table:table-cell>
              <table:table-cell office:value-type="float" office:value="77.54">
                <text:p>77.54</text:p>
              </table:table-cell>
            </table:table-row>
            <table:table-row>
              <table:table-cell office:value-type="string">
                <text:p>SHA256</text:p>
              </table:table-cell>
              <table:table-cell office:value-type="float" office:value="79.75">
                <text:p>79.75</text:p>
              </table:table-cell>
            </table:table-row>
            <table:table-row>
              <table:table-cell office:value-type="string">
                <text:p>SHA224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SHA1</text:p>
              </table:table-cell>
              <table:table-cell office:value-type="float" office:value="103.03">
                <text:p>103.03</text:p>
              </table:table-cell>
            </table:table-row>
            <table:table-row>
              <table:table-cell office:value-type="string">
                <text:p>MD5</text:p>
              </table:table-cell>
              <table:table-cell office:value-type="float" office:value="111.75">
                <text:p>111.75</text:p>
              </table:table-cell>
            </table:table-row>
            <table:table-row>
              <table:table-cell office:value-type="string">
                <text:p>BLAKE2s</text:p>
              </table:table-cell>
              <table:table-cell office:value-type="float" office:value="119.01">
                <text:p>119.01</text:p>
              </table:table-cell>
            </table:table-row>
            <table:table-row>
              <table:table-cell office:value-type="string">
                <text:p>BLAKE2b</text:p>
              </table:table-cell>
              <table:table-cell office:value-type="float" office:value="129.71">
                <text:p>129.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.0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8.399cm" svg:height="14.716cm" xlink:href=".." xlink:type="simple" chart:class="chart:scatter" chart:style-name="ch1">
        <chart:legend chart:legend-position="end" svg:x="31.546cm" svg:y="4.31cm" style:legend-expansion="high" chart:style-name="ch2"/>
        <chart:plot-area chart:style-name="ch3" table:cell-range-address="Sheet1.A141:Sheet1.I147 Sheet1.I140:Sheet1.I141 Sheet1.J42:Sheet1.O42" chart:data-source-has-labels="row" svg:x="1.793cm" svg:y="0.148cm" svg:width="33.353cm" svg:height="13.247cm">
          <chartooo:coordinate-region svg:x="2.732cm" svg:y="0.466cm" svg:width="31.724cm" svg:height="12.044cm"/>
          <chart:axis chart:dimension="x" chart:name="primary-x" chart:style-name="ch4">
            <chart:title svg:x="15.536cm" svg:y="13.69cm" chart:style-name="ch5">
              <text:p>Data hashed (Bytes)</text:p>
            </chart:title>
          </chart:axis>
          <chart:axis chart:dimension="y" chart:name="primary-y" chart:style-name="ch4">
            <chart:title svg:x="0.053cm" svg:y="11.199cm" chart:style-name="ch6">
              <text:p>Time taken (seconds) (x10^-6)</text:p>
            </chart:title>
            <chart:grid chart:style-name="ch7" chart:class="major"/>
          </chart:axis>
          <chart:series chart:style-name="ch8" chart:values-cell-range-address="Sheet1.B141:Sheet1.B147" chart:label-cell-address="Sheet1.I141:Sheet1.I141" chart:class="chart:scatter">
            <chart:domain table:cell-range-address="Sheet1.A141:Sheet1.A147"/>
            <chart:data-point chart:repeated="7"/>
          </chart:series>
          <chart:series chart:style-name="ch9" chart:values-cell-range-address="Sheet1.C141:Sheet1.C147" chart:label-cell-address="Sheet1.J42:Sheet1.J42" chart:class="chart:scatter">
            <chart:data-point chart:repeated="7"/>
          </chart:series>
          <chart:series chart:style-name="ch10" chart:values-cell-range-address="Sheet1.D141:Sheet1.D147" chart:label-cell-address="Sheet1.K42:Sheet1.K42" chart:class="chart:scatter">
            <chart:data-point chart:repeated="7"/>
          </chart:series>
          <chart:series chart:style-name="ch11" chart:values-cell-range-address="Sheet1.E141:Sheet1.E147" chart:label-cell-address="Sheet1.L42:Sheet1.L42" chart:class="chart:scatter">
            <chart:data-point chart:repeated="7"/>
          </chart:series>
          <chart:series chart:style-name="ch12" chart:values-cell-range-address="Sheet1.F141:Sheet1.F147" chart:label-cell-address="Sheet1.M42:Sheet1.M42" chart:class="chart:scatter">
            <chart:data-point chart:repeated="7"/>
          </chart:series>
          <chart:series chart:style-name="ch13" chart:values-cell-range-address="Sheet1.G141:Sheet1.G147" chart:label-cell-address="Sheet1.N42:Sheet1.N42" chart:class="chart:scatter">
            <chart:data-point chart:repeated="7"/>
          </chart:series>
          <chart:series chart:style-name="ch14" chart:values-cell-range-address="Sheet1.H141:Sheet1.H147" chart:label-cell-address="Sheet1.O42:Sheet1.O42" chart:class="chart:scatter">
            <chart:data-point chart:repeated="7"/>
          </chart:series>
          <chart:series chart:style-name="ch15" chart:values-cell-range-address="Sheet1.I141:Sheet1.I147" chart:label-cell-address="Sheet1.I140:Sheet1.I140" chart:class="chart:scatte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6.2260437011719</text:p>
                <draw:g>
                  <svg:desc>Sheet1.I141:Sheet1.I141</svg:desc>
                </draw:g>
              </table:table-cell>
              <table:table-cell office:value-type="string">
                <text:p/>
                <draw:g>
                  <svg:desc>Sheet1.J42:Sheet1.J42</svg:desc>
                </draw:g>
              </table:table-cell>
              <table:table-cell office:value-type="string">
                <text:p/>
                <draw:g>
                  <svg:desc>Sheet1.K42:Sheet1.K42</svg:desc>
                </draw:g>
              </table:table-cell>
              <table:table-cell office:value-type="string">
                <text:p/>
                <draw:g>
                  <svg:desc>Sheet1.L42:Sheet1.L42</svg:desc>
                </draw:g>
              </table:table-cell>
              <table:table-cell office:value-type="string">
                <text:p/>
                <draw:g>
                  <svg:desc>Sheet1.M42:Sheet1.M42</svg:desc>
                </draw:g>
              </table:table-cell>
              <table:table-cell office:value-type="string">
                <text:p/>
                <draw:g>
                  <svg:desc>Sheet1.N42:Sheet1.N42</svg:desc>
                </draw:g>
              </table:table-cell>
              <table:table-cell office:value-type="string">
                <text:p/>
                <draw:g>
                  <svg:desc>Sheet1.O42:Sheet1.O42</svg:desc>
                </draw:g>
              </table:table-cell>
              <table:table-cell office:value-type="string">
                <text:p>BLAKE2b</text:p>
                <draw:g>
                  <svg:desc>Sheet1.I140:Sheet1.I1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A141:Sheet1.A147</svg:desc>
                </draw:g>
              </table:table-cell>
              <table:table-cell office:value-type="float" office:value="6.67572021484375">
                <text:p>6.67572021484375</text:p>
                <draw:g>
                  <svg:desc>Sheet1.B141:Sheet1.B147</svg:desc>
                </draw:g>
              </table:table-cell>
              <table:table-cell office:value-type="float" office:value="8.34465026855469">
                <text:p>8.34465026855469</text:p>
                <draw:g>
                  <svg:desc>Sheet1.C141:Sheet1.C147</svg:desc>
                </draw:g>
              </table:table-cell>
              <table:table-cell office:value-type="float" office:value="6.19888305664063">
                <text:p>6.19888305664063</text:p>
                <draw:g>
                  <svg:desc>Sheet1.D141:Sheet1.D147</svg:desc>
                </draw:g>
              </table:table-cell>
              <table:table-cell office:value-type="float" office:value="9.5367431640625">
                <text:p>9.5367431640625</text:p>
                <draw:g>
                  <svg:desc>Sheet1.E141:Sheet1.E147</svg:desc>
                </draw:g>
              </table:table-cell>
              <table:table-cell office:value-type="float" office:value="7.39097595214844">
                <text:p>7.39097595214844</text:p>
                <draw:g>
                  <svg:desc>Sheet1.F141:Sheet1.F147</svg:desc>
                </draw:g>
              </table:table-cell>
              <table:table-cell office:value-type="float" office:value="6.43730163574219">
                <text:p>6.43730163574219</text:p>
                <draw:g>
                  <svg:desc>Sheet1.G141:Sheet1.G147</svg:desc>
                </draw:g>
              </table:table-cell>
              <table:table-cell office:value-type="float" office:value="12.1593475341797">
                <text:p>12.1593475341797</text:p>
                <draw:g>
                  <svg:desc>Sheet1.H141:Sheet1.H147</svg:desc>
                </draw:g>
              </table:table-cell>
              <table:table-cell office:value-type="float" office:value="26.2260437011719">
                <text:p>26.2260437011719</text:p>
                <draw:g>
                  <svg:desc>Sheet1.I141:Sheet1.I1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3.33786010742187">
                <text:p>3.33786010742187</text:p>
              </table:table-cell>
              <table:table-cell office:value-type="float" office:value="3.814697265625">
                <text:p>3.814697265625</text:p>
              </table:table-cell>
              <table:table-cell office:value-type="float" office:value="5.00679016113281">
                <text:p>5.00679016113281</text:p>
              </table:table-cell>
              <table:table-cell office:value-type="float" office:value="5.7220458984375">
                <text:p>5.7220458984375</text:p>
              </table:table-cell>
              <table:table-cell office:value-type="float" office:value="4.05311584472656">
                <text:p>4.05311584472656</text:p>
              </table:table-cell>
              <table:table-cell office:value-type="float" office:value="3.33786010742187">
                <text:p>3.33786010742187</text:p>
              </table:table-cell>
              <table:table-cell office:value-type="float" office:value="3.09944152832031">
                <text:p>3.09944152832031</text:p>
              </table:table-cell>
              <table:table-cell office:value-type="float" office:value="4.29153442382813">
                <text:p>4.291534423828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3.09944152832031">
                <text:p>3.09944152832031</text:p>
              </table:table-cell>
              <table:table-cell office:value-type="float" office:value="4.76837158203125">
                <text:p>4.76837158203125</text:p>
              </table:table-cell>
              <table:table-cell office:value-type="float" office:value="4.76837158203125">
                <text:p>4.76837158203125</text:p>
              </table:table-cell>
              <table:table-cell office:value-type="float" office:value="4.05311584472656">
                <text:p>4.05311584472656</text:p>
              </table:table-cell>
              <table:table-cell office:value-type="float" office:value="5.00679016113281">
                <text:p>5.00679016113281</text:p>
              </table:table-cell>
              <table:table-cell office:value-type="float" office:value="2.62260437011719">
                <text:p>2.62260437011719</text:p>
              </table:table-cell>
              <table:table-cell office:value-type="float" office:value="2.62260437011719">
                <text:p>2.62260437011719</text:p>
              </table:table-cell>
              <table:table-cell office:value-type="float" office:value="3.814697265625">
                <text:p>3.81469726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2.62260437011719">
                <text:p>2.62260437011719</text:p>
              </table:table-cell>
              <table:table-cell office:value-type="float" office:value="6.19888305664063">
                <text:p>6.19888305664063</text:p>
              </table:table-cell>
              <table:table-cell office:value-type="float" office:value="5.24520874023438">
                <text:p>5.24520874023438</text:p>
              </table:table-cell>
              <table:table-cell office:value-type="float" office:value="4.29153442382813">
                <text:p>4.29153442382813</text:p>
              </table:table-cell>
              <table:table-cell office:value-type="float" office:value="5.96046447753906">
                <text:p>5.96046447753906</text:p>
              </table:table-cell>
              <table:table-cell office:value-type="float" office:value="2.62260437011719">
                <text:p>2.62260437011719</text:p>
              </table:table-cell>
              <table:table-cell office:value-type="float" office:value="2.62260437011719">
                <text:p>2.62260437011719</text:p>
              </table:table-cell>
              <table:table-cell office:value-type="float" office:value="4.29153442382813">
                <text:p>4.29153442382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6">
                <text:p>256</text:p>
              </table:table-cell>
              <table:table-cell office:value-type="float" office:value="5.24520874023438">
                <text:p>5.24520874023438</text:p>
              </table:table-cell>
              <table:table-cell office:value-type="float" office:value="6.67572021484375">
                <text:p>6.67572021484375</text:p>
              </table:table-cell>
              <table:table-cell office:value-type="float" office:value="4.29153442382813">
                <text:p>4.29153442382813</text:p>
              </table:table-cell>
              <table:table-cell office:value-type="float" office:value="4.52995300292969">
                <text:p>4.52995300292969</text:p>
              </table:table-cell>
              <table:table-cell office:value-type="float" office:value="3.814697265625">
                <text:p>3.814697265625</text:p>
              </table:table-cell>
              <table:table-cell office:value-type="float" office:value="2.62260437011719">
                <text:p>2.62260437011719</text:p>
              </table:table-cell>
              <table:table-cell office:value-type="float" office:value="5.00679016113281">
                <text:p>5.00679016113281</text:p>
              </table:table-cell>
              <table:table-cell office:value-type="float" office:value="5.24520874023438">
                <text:p>5.245208740234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2">
                <text:p>512</text:p>
              </table:table-cell>
              <table:table-cell office:value-type="float" office:value="5.96046447753906">
                <text:p>5.96046447753906</text:p>
              </table:table-cell>
              <table:table-cell office:value-type="float" office:value="7.39097595214844">
                <text:p>7.39097595214844</text:p>
              </table:table-cell>
              <table:table-cell office:value-type="float" office:value="4.52995300292969">
                <text:p>4.52995300292969</text:p>
              </table:table-cell>
              <table:table-cell office:value-type="float" office:value="5.00679016113281">
                <text:p>5.00679016113281</text:p>
              </table:table-cell>
              <table:table-cell office:value-type="float" office:value="4.76837158203125">
                <text:p>4.76837158203125</text:p>
              </table:table-cell>
              <table:table-cell office:value-type="float" office:value="5.00679016113281">
                <text:p>5.00679016113281</text:p>
              </table:table-cell>
              <table:table-cell office:value-type="float" office:value="4.05311584472656">
                <text:p>4.05311584472656</text:p>
              </table:table-cell>
              <table:table-cell office:value-type="float" office:value="4.76837158203125">
                <text:p>4.7683715820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">
                <text:p>1024</text:p>
              </table:table-cell>
              <table:table-cell office:value-type="float" office:value="4.29153442382813">
                <text:p>4.29153442382813</text:p>
              </table:table-cell>
              <table:table-cell office:value-type="float" office:value="8.82148742675781">
                <text:p>8.82148742675781</text:p>
              </table:table-cell>
              <table:table-cell office:value-type="float" office:value="10.2519989013672">
                <text:p>10.2519989013672</text:p>
              </table:table-cell>
              <table:table-cell office:value-type="float" office:value="6.43730163574219">
                <text:p>6.43730163574219</text:p>
              </table:table-cell>
              <table:table-cell office:value-type="float" office:value="9.05990600585938">
                <text:p>9.05990600585938</text:p>
              </table:table-cell>
              <table:table-cell office:value-type="float" office:value="5.7220458984375">
                <text:p>5.7220458984375</text:p>
              </table:table-cell>
              <table:table-cell office:value-type="float" office:value="5.24520874023438">
                <text:p>5.24520874023438</text:p>
              </table:table-cell>
              <table:table-cell office:value-type="float" office:value="6.67572021484375">
                <text:p>6.675720214843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.0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3.371cm" svg:height="24.008cm" xlink:href=".." xlink:type="simple" chart:class="chart:scatter" chart:style-name="ch1">
        <chart:legend chart:legend-position="end" svg:x="29.402cm" svg:y="8.956cm" style:legend-expansion="high" chart:style-name="ch2"/>
        <chart:plot-area chart:style-name="ch3" table:cell-range-address="Sheet1.A141:Sheet1.I144 Sheet1.B140:Sheet1.I140" chart:data-source-has-labels="row" svg:x="1.116cm" svg:y="0.338cm" svg:width="28.631cm" svg:height="22.597cm">
          <chartooo:coordinate-region svg:x="2.055cm" svg:y="0.656cm" svg:width="27.174cm" svg:height="21.394cm"/>
          <chart:axis chart:dimension="x" chart:name="primary-x" chart:style-name="ch4">
            <chart:title svg:x="12.395cm" svg:y="22.838cm" chart:style-name="ch5">
              <text:p>Data Hashed (Bytes)</text:p>
            </chart:title>
          </chart:axis>
          <chart:axis chart:dimension="y" chart:name="primary-y" chart:style-name="ch4">
            <chart:title svg:x="0.001cm" svg:y="16.064cm" chart:style-name="ch6">
              <text:p>Time taken (seconds) (x10^-6)</text:p>
            </chart:title>
            <chart:grid chart:style-name="ch7" chart:class="major"/>
          </chart:axis>
          <chart:series chart:style-name="ch8" chart:values-cell-range-address="Sheet1.B141:Sheet1.B144" chart:label-cell-address="Sheet1.B140:Sheet1.B140" chart:class="chart:scatter">
            <chart:domain table:cell-range-address="Sheet1.A141:Sheet1.A144"/>
            <chart:data-point chart:repeated="4"/>
          </chart:series>
          <chart:series chart:style-name="ch9" chart:values-cell-range-address="Sheet1.C141:Sheet1.C144" chart:label-cell-address="Sheet1.C140:Sheet1.C140" chart:class="chart:scatter">
            <chart:data-point chart:repeated="4"/>
          </chart:series>
          <chart:series chart:style-name="ch10" chart:values-cell-range-address="Sheet1.D141:Sheet1.D144" chart:label-cell-address="Sheet1.D140:Sheet1.D140" chart:class="chart:scatter">
            <chart:data-point chart:repeated="4"/>
          </chart:series>
          <chart:series chart:style-name="ch11" chart:values-cell-range-address="Sheet1.E141:Sheet1.E144" chart:label-cell-address="Sheet1.E140:Sheet1.E140" chart:class="chart:scatter">
            <chart:data-point chart:repeated="4"/>
          </chart:series>
          <chart:series chart:style-name="ch12" chart:values-cell-range-address="Sheet1.F141:Sheet1.F144" chart:label-cell-address="Sheet1.F140:Sheet1.F140" chart:class="chart:scatter">
            <chart:data-point chart:repeated="4"/>
          </chart:series>
          <chart:series chart:style-name="ch13" chart:values-cell-range-address="Sheet1.G141:Sheet1.G144" chart:label-cell-address="Sheet1.G140:Sheet1.G140" chart:class="chart:scatter">
            <chart:data-point chart:repeated="4"/>
          </chart:series>
          <chart:series chart:style-name="ch14" chart:values-cell-range-address="Sheet1.H141:Sheet1.H144" chart:label-cell-address="Sheet1.H140:Sheet1.H140" chart:class="chart:scatter">
            <chart:data-point chart:repeated="4"/>
          </chart:series>
          <chart:series chart:style-name="ch15" chart:values-cell-range-address="Sheet1.I141:Sheet1.I144" chart:label-cell-address="Sheet1.I140:Sheet1.I14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HA1</text:p>
                <draw:g>
                  <svg:desc>Sheet1.B140:Sheet1.B140</svg:desc>
                </draw:g>
              </table:table-cell>
              <table:table-cell office:value-type="string">
                <text:p>SHA224</text:p>
                <draw:g>
                  <svg:desc>Sheet1.C140:Sheet1.C140</svg:desc>
                </draw:g>
              </table:table-cell>
              <table:table-cell office:value-type="string">
                <text:p>SHA256</text:p>
                <draw:g>
                  <svg:desc>Sheet1.D140:Sheet1.D140</svg:desc>
                </draw:g>
              </table:table-cell>
              <table:table-cell office:value-type="string">
                <text:p>SHA384</text:p>
                <draw:g>
                  <svg:desc>Sheet1.E140:Sheet1.E140</svg:desc>
                </draw:g>
              </table:table-cell>
              <table:table-cell office:value-type="string">
                <text:p>SHA512</text:p>
                <draw:g>
                  <svg:desc>Sheet1.F140:Sheet1.F140</svg:desc>
                </draw:g>
              </table:table-cell>
              <table:table-cell office:value-type="string">
                <text:p>MD5</text:p>
                <draw:g>
                  <svg:desc>Sheet1.G140:Sheet1.G140</svg:desc>
                </draw:g>
              </table:table-cell>
              <table:table-cell office:value-type="string">
                <text:p>BLAKE2s</text:p>
                <draw:g>
                  <svg:desc>Sheet1.H140:Sheet1.H140</svg:desc>
                </draw:g>
              </table:table-cell>
              <table:table-cell office:value-type="string">
                <text:p>BLAKE2b</text:p>
                <draw:g>
                  <svg:desc>Sheet1.I140:Sheet1.I1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A141:Sheet1.A144</svg:desc>
                </draw:g>
              </table:table-cell>
              <table:table-cell office:value-type="float" office:value="6.67572021484375">
                <text:p>6.67572021484375</text:p>
                <draw:g>
                  <svg:desc>Sheet1.B141:Sheet1.B144</svg:desc>
                </draw:g>
              </table:table-cell>
              <table:table-cell office:value-type="float" office:value="8.34465026855469">
                <text:p>8.34465026855469</text:p>
                <draw:g>
                  <svg:desc>Sheet1.C141:Sheet1.C144</svg:desc>
                </draw:g>
              </table:table-cell>
              <table:table-cell office:value-type="float" office:value="6.19888305664063">
                <text:p>6.19888305664063</text:p>
                <draw:g>
                  <svg:desc>Sheet1.D141:Sheet1.D144</svg:desc>
                </draw:g>
              </table:table-cell>
              <table:table-cell office:value-type="float" office:value="9.5367431640625">
                <text:p>9.5367431640625</text:p>
                <draw:g>
                  <svg:desc>Sheet1.E141:Sheet1.E144</svg:desc>
                </draw:g>
              </table:table-cell>
              <table:table-cell office:value-type="float" office:value="7.39097595214844">
                <text:p>7.39097595214844</text:p>
                <draw:g>
                  <svg:desc>Sheet1.F141:Sheet1.F144</svg:desc>
                </draw:g>
              </table:table-cell>
              <table:table-cell office:value-type="float" office:value="6.43730163574219">
                <text:p>6.43730163574219</text:p>
                <draw:g>
                  <svg:desc>Sheet1.G141:Sheet1.G144</svg:desc>
                </draw:g>
              </table:table-cell>
              <table:table-cell office:value-type="float" office:value="12.1593475341797">
                <text:p>12.1593475341797</text:p>
                <draw:g>
                  <svg:desc>Sheet1.H141:Sheet1.H144</svg:desc>
                </draw:g>
              </table:table-cell>
              <table:table-cell office:value-type="float" office:value="26.2260437011719">
                <text:p>26.2260437011719</text:p>
                <draw:g>
                  <svg:desc>Sheet1.I141:Sheet1.I1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3.33786010742187">
                <text:p>3.33786010742187</text:p>
              </table:table-cell>
              <table:table-cell office:value-type="float" office:value="3.814697265625">
                <text:p>3.814697265625</text:p>
              </table:table-cell>
              <table:table-cell office:value-type="float" office:value="5.00679016113281">
                <text:p>5.00679016113281</text:p>
              </table:table-cell>
              <table:table-cell office:value-type="float" office:value="5.7220458984375">
                <text:p>5.7220458984375</text:p>
              </table:table-cell>
              <table:table-cell office:value-type="float" office:value="4.05311584472656">
                <text:p>4.05311584472656</text:p>
              </table:table-cell>
              <table:table-cell office:value-type="float" office:value="3.33786010742187">
                <text:p>3.33786010742187</text:p>
              </table:table-cell>
              <table:table-cell office:value-type="float" office:value="3.09944152832031">
                <text:p>3.09944152832031</text:p>
              </table:table-cell>
              <table:table-cell office:value-type="float" office:value="4.29153442382813">
                <text:p>4.291534423828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3.09944152832031">
                <text:p>3.09944152832031</text:p>
              </table:table-cell>
              <table:table-cell office:value-type="float" office:value="4.76837158203125">
                <text:p>4.76837158203125</text:p>
              </table:table-cell>
              <table:table-cell office:value-type="float" office:value="4.76837158203125">
                <text:p>4.76837158203125</text:p>
              </table:table-cell>
              <table:table-cell office:value-type="float" office:value="4.05311584472656">
                <text:p>4.05311584472656</text:p>
              </table:table-cell>
              <table:table-cell office:value-type="float" office:value="5.00679016113281">
                <text:p>5.00679016113281</text:p>
              </table:table-cell>
              <table:table-cell office:value-type="float" office:value="2.62260437011719">
                <text:p>2.62260437011719</text:p>
              </table:table-cell>
              <table:table-cell office:value-type="float" office:value="2.62260437011719">
                <text:p>2.62260437011719</text:p>
              </table:table-cell>
              <table:table-cell office:value-type="float" office:value="3.814697265625">
                <text:p>3.81469726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2.62260437011719">
                <text:p>2.62260437011719</text:p>
              </table:table-cell>
              <table:table-cell office:value-type="float" office:value="6.19888305664063">
                <text:p>6.19888305664063</text:p>
              </table:table-cell>
              <table:table-cell office:value-type="float" office:value="5.24520874023438">
                <text:p>5.24520874023438</text:p>
              </table:table-cell>
              <table:table-cell office:value-type="float" office:value="4.29153442382813">
                <text:p>4.29153442382813</text:p>
              </table:table-cell>
              <table:table-cell office:value-type="float" office:value="5.96046447753906">
                <text:p>5.96046447753906</text:p>
              </table:table-cell>
              <table:table-cell office:value-type="float" office:value="2.62260437011719">
                <text:p>2.62260437011719</text:p>
              </table:table-cell>
              <table:table-cell office:value-type="float" office:value="2.62260437011719">
                <text:p>2.62260437011719</text:p>
              </table:table-cell>
              <table:table-cell office:value-type="float" office:value="4.29153442382813">
                <text:p>4.291534423828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.0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8pt" style:font-size-asian="10pt" style:font-size-complex="10pt"/>
    </style:style>
    <style:style style:name="ch5" style:family="chart">
      <style:chart-properties chart:auto-position="true" style:rotation-angle="0"/>
      <style:text-properties fo:font-size="18pt" style:font-size-asian="9pt" style:font-size-complex="9pt"/>
    </style:style>
    <style:style style:name="ch6" style:family="chart">
      <style:chart-properties chart:auto-position="true" style:rotation-angle="90"/>
      <style:text-properties fo:font-size="1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7.491cm" svg:height="21.412cm" xlink:href=".." xlink:type="simple" chart:class="chart:scatter" chart:style-name="ch1">
        <chart:legend chart:legend-position="end" svg:x="33.117cm" svg:y="7.166cm" style:legend-expansion="high" chart:style-name="ch2"/>
        <chart:plot-area chart:style-name="ch3" table:cell-range-address="Sheet1.A25:Sheet1.I43 Sheet1.B24:Sheet1.I24" chart:data-source-has-labels="row" svg:x="2.031cm" svg:y="0.375cm" svg:width="31.607cm" svg:height="19.276cm">
          <chartooo:coordinate-region svg:x="3.684cm" svg:y="0.746cm" svg:width="29.357cm" svg:height="17.914cm"/>
          <chart:axis chart:dimension="x" chart:name="primary-x" chart:style-name="ch4">
            <chart:title svg:x="14.862cm" svg:y="20.08cm" chart:style-name="ch5">
              <text:p>Data hashed (MB)</text:p>
            </chart:title>
          </chart:axis>
          <chart:axis chart:dimension="y" chart:name="primary-y" chart:style-name="ch4">
            <chart:title svg:x="0.159cm" svg:y="13.607cm" chart:style-name="ch6">
              <text:p>Time taken (Seconds)</text:p>
            </chart:title>
            <chart:grid chart:style-name="ch7" chart:class="major"/>
          </chart:axis>
          <chart:series chart:style-name="ch8" chart:values-cell-range-address="Sheet1.B25:Sheet1.B43" chart:label-cell-address="Sheet1.B24:Sheet1.B24" chart:class="chart:scatter">
            <chart:domain table:cell-range-address="Sheet1.A25:Sheet1.A43"/>
            <chart:data-point chart:repeated="19"/>
          </chart:series>
          <chart:series chart:style-name="ch9" chart:values-cell-range-address="Sheet1.C25:Sheet1.C43" chart:label-cell-address="Sheet1.C24:Sheet1.C24" chart:class="chart:scatter">
            <chart:data-point chart:repeated="19"/>
          </chart:series>
          <chart:series chart:style-name="ch10" chart:values-cell-range-address="Sheet1.D25:Sheet1.D43" chart:label-cell-address="Sheet1.D24:Sheet1.D24" chart:class="chart:scatter">
            <chart:data-point chart:repeated="19"/>
          </chart:series>
          <chart:series chart:style-name="ch11" chart:values-cell-range-address="Sheet1.E25:Sheet1.E43" chart:label-cell-address="Sheet1.E24:Sheet1.E24" chart:class="chart:scatter">
            <chart:data-point chart:repeated="19"/>
          </chart:series>
          <chart:series chart:style-name="ch12" chart:values-cell-range-address="Sheet1.F25:Sheet1.F43" chart:label-cell-address="Sheet1.F24:Sheet1.F24" chart:class="chart:scatter">
            <chart:data-point chart:repeated="19"/>
          </chart:series>
          <chart:series chart:style-name="ch13" chart:values-cell-range-address="Sheet1.G25:Sheet1.G43" chart:label-cell-address="Sheet1.G24:Sheet1.G24" chart:class="chart:scatter">
            <chart:data-point chart:repeated="19"/>
          </chart:series>
          <chart:series chart:style-name="ch14" chart:values-cell-range-address="Sheet1.H25:Sheet1.H43" chart:label-cell-address="Sheet1.H24:Sheet1.H24" chart:class="chart:scatter">
            <chart:data-point chart:repeated="19"/>
          </chart:series>
          <chart:series chart:style-name="ch15" chart:values-cell-range-address="Sheet1.I25:Sheet1.I43" chart:label-cell-address="Sheet1.I24:Sheet1.I24" chart:class="chart:scatter">
            <chart:data-point chart:repeated="1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HA1</text:p>
                <draw:g>
                  <svg:desc>Sheet1.B24:Sheet1.B24</svg:desc>
                </draw:g>
              </table:table-cell>
              <table:table-cell office:value-type="string">
                <text:p>SHA224</text:p>
                <draw:g>
                  <svg:desc>Sheet1.C24:Sheet1.C24</svg:desc>
                </draw:g>
              </table:table-cell>
              <table:table-cell office:value-type="string">
                <text:p>SHA256</text:p>
                <draw:g>
                  <svg:desc>Sheet1.D24:Sheet1.D24</svg:desc>
                </draw:g>
              </table:table-cell>
              <table:table-cell office:value-type="string">
                <text:p>SHA384</text:p>
                <draw:g>
                  <svg:desc>Sheet1.E24:Sheet1.E24</svg:desc>
                </draw:g>
              </table:table-cell>
              <table:table-cell office:value-type="string">
                <text:p>SHA512</text:p>
                <draw:g>
                  <svg:desc>Sheet1.F24:Sheet1.F24</svg:desc>
                </draw:g>
              </table:table-cell>
              <table:table-cell office:value-type="string">
                <text:p>MD5</text:p>
                <draw:g>
                  <svg:desc>Sheet1.G24:Sheet1.G24</svg:desc>
                </draw:g>
              </table:table-cell>
              <table:table-cell office:value-type="string">
                <text:p>BLAKE2s</text:p>
                <draw:g>
                  <svg:desc>Sheet1.H24:Sheet1.H24</svg:desc>
                </draw:g>
              </table:table-cell>
              <table:table-cell office:value-type="string">
                <text:p>BLAKE2b</text:p>
                <draw:g>
                  <svg:desc>Sheet1.I24:Sheet1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16">
                <text:p>0.000016</text:p>
                <draw:g>
                  <svg:desc>Sheet1.A25:Sheet1.A43</svg:desc>
                </draw:g>
              </table:table-cell>
              <table:table-cell office:value-type="float" office:value="0.00000667572021484375">
                <text:p>0.00000667572021484375</text:p>
                <draw:g>
                  <svg:desc>Sheet1.B25:Sheet1.B43</svg:desc>
                </draw:g>
              </table:table-cell>
              <table:table-cell office:value-type="float" office:value="0.00000834465026855469">
                <text:p>0.00000834465026855469</text:p>
                <draw:g>
                  <svg:desc>Sheet1.C25:Sheet1.C43</svg:desc>
                </draw:g>
              </table:table-cell>
              <table:table-cell office:value-type="float" office:value="0.00000619888305664063">
                <text:p>0.00000619888305664063</text:p>
                <draw:g>
                  <svg:desc>Sheet1.D25:Sheet1.D43</svg:desc>
                </draw:g>
              </table:table-cell>
              <table:table-cell office:value-type="float" office:value="0.0000095367431640625">
                <text:p>0.0000095367431640625</text:p>
                <draw:g>
                  <svg:desc>Sheet1.E25:Sheet1.E43</svg:desc>
                </draw:g>
              </table:table-cell>
              <table:table-cell office:value-type="float" office:value="0.00000739097595214844">
                <text:p>0.00000739097595214844</text:p>
                <draw:g>
                  <svg:desc>Sheet1.F25:Sheet1.F43</svg:desc>
                </draw:g>
              </table:table-cell>
              <table:table-cell office:value-type="float" office:value="0.00000643730163574219">
                <text:p>0.00000643730163574219</text:p>
                <draw:g>
                  <svg:desc>Sheet1.G25:Sheet1.G43</svg:desc>
                </draw:g>
              </table:table-cell>
              <table:table-cell office:value-type="float" office:value="0.0000121593475341797">
                <text:p>0.0000121593475341797</text:p>
                <draw:g>
                  <svg:desc>Sheet1.H25:Sheet1.H43</svg:desc>
                </draw:g>
              </table:table-cell>
              <table:table-cell office:value-type="float" office:value="0.0000262260437011719">
                <text:p>0.0000262260437011719</text:p>
                <draw:g>
                  <svg:desc>Sheet1.I25:Sheet1.I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32">
                <text:p>0.000032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429153442382813">
                <text:p>0.000004291534423828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64">
                <text:p>0.000064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3814697265625">
                <text:p>0.00000381469726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28">
                <text:p>0.000128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429153442382813">
                <text:p>0.00000429153442382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256">
                <text:p>0.000256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524520874023438">
                <text:p>0.000005245208740234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512">
                <text:p>0.000512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476837158203125">
                <text:p>0.0000047683715820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024">
                <text:p>0.001024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667572021484375">
                <text:p>0.00000667572021484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00157475471496582">
                <text:p>0.00157475471496582</text:p>
              </table:table-cell>
              <table:table-cell office:value-type="float" office:value="0.00339102745056152">
                <text:p>0.00339102745056152</text:p>
              </table:table-cell>
              <table:table-cell office:value-type="float" office:value="0.00340032577514648">
                <text:p>0.00340032577514648</text:p>
              </table:table-cell>
              <table:table-cell office:value-type="float" office:value="0.00245094299316406">
                <text:p>0.00245094299316406</text:p>
              </table:table-cell>
              <table:table-cell office:value-type="float" office:value="0.00245165824890137">
                <text:p>0.00245165824890137</text:p>
              </table:table-cell>
              <table:table-cell office:value-type="float" office:value="0.00170111656188965">
                <text:p>0.00170111656188965</text:p>
              </table:table-cell>
              <table:table-cell office:value-type="float" office:value="0.00266861915588379">
                <text:p>0.00266861915588379</text:p>
              </table:table-cell>
              <table:table-cell office:value-type="float" office:value="0.00202798843383789">
                <text:p>0.002027988433837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150718688964844">
                <text:p>0.0150718688964844</text:p>
              </table:table-cell>
              <table:table-cell office:value-type="float" office:value="0.0331943035125732">
                <text:p>0.0331943035125732</text:p>
              </table:table-cell>
              <table:table-cell office:value-type="float" office:value="0.0331506729125977">
                <text:p>0.0331506729125977</text:p>
              </table:table-cell>
              <table:table-cell office:value-type="float" office:value="0.0233759880065918">
                <text:p>0.0233759880065918</text:p>
              </table:table-cell>
              <table:table-cell office:value-type="float" office:value="0.0234639644622803">
                <text:p>0.0234639644622803</text:p>
              </table:table-cell>
              <table:table-cell office:value-type="float" office:value="0.0166392326354981">
                <text:p>0.0166392326354981</text:p>
              </table:table-cell>
              <table:table-cell office:value-type="float" office:value="0.0269315242767334">
                <text:p>0.0269315242767334</text:p>
              </table:table-cell>
              <table:table-cell office:value-type="float" office:value="0.020723819732666">
                <text:p>0.0207238197326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0309989452362061">
                <text:p>0.0309989452362061</text:p>
              </table:table-cell>
              <table:table-cell office:value-type="float" office:value="0.0661580562591553">
                <text:p>0.0661580562591553</text:p>
              </table:table-cell>
              <table:table-cell office:value-type="float" office:value="0.0669419765472412">
                <text:p>0.0669419765472412</text:p>
              </table:table-cell>
              <table:table-cell office:value-type="float" office:value="0.0465290546417236">
                <text:p>0.0465290546417236</text:p>
              </table:table-cell>
              <table:table-cell office:value-type="float" office:value="0.0468089580535889">
                <text:p>0.0468089580535889</text:p>
              </table:table-cell>
              <table:table-cell office:value-type="float" office:value="0.0328664779663086">
                <text:p>0.0328664779663086</text:p>
              </table:table-cell>
              <table:table-cell office:value-type="float" office:value="0.0519604682922363">
                <text:p>0.0519604682922363</text:p>
              </table:table-cell>
              <table:table-cell office:value-type="float" office:value="0.040147066116333">
                <text:p>0.040147066116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0464913845062256">
                <text:p>0.0464913845062256</text:p>
              </table:table-cell>
              <table:table-cell office:value-type="float" office:value="0.0992865562438965">
                <text:p>0.0992865562438965</text:p>
              </table:table-cell>
              <table:table-cell office:value-type="float" office:value="0.0988237857818604">
                <text:p>0.0988237857818604</text:p>
              </table:table-cell>
              <table:table-cell office:value-type="float" office:value="0.0710206031799316">
                <text:p>0.0710206031799316</text:p>
              </table:table-cell>
              <table:table-cell office:value-type="float" office:value="0.0697674751281738">
                <text:p>0.0697674751281738</text:p>
              </table:table-cell>
              <table:table-cell office:value-type="float" office:value="0.0493721961975098">
                <text:p>0.0493721961975098</text:p>
              </table:table-cell>
              <table:table-cell office:value-type="float" office:value="0.0780272483825684">
                <text:p>0.0780272483825684</text:p>
              </table:table-cell>
              <table:table-cell office:value-type="float" office:value="0.0602316856384277">
                <text:p>0.06023168563842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0626602172851563">
                <text:p>0.0626602172851563</text:p>
              </table:table-cell>
              <table:table-cell office:value-type="float" office:value="0.132559299468994">
                <text:p>0.132559299468994</text:p>
              </table:table-cell>
              <table:table-cell office:value-type="float" office:value="0.133110523223877">
                <text:p>0.133110523223877</text:p>
              </table:table-cell>
              <table:table-cell office:value-type="float" office:value="0.0934700965881348">
                <text:p>0.0934700965881348</text:p>
              </table:table-cell>
              <table:table-cell office:value-type="float" office:value="0.0933456420898438">
                <text:p>0.0933456420898438</text:p>
              </table:table-cell>
              <table:table-cell office:value-type="float" office:value="0.0661036968231201">
                <text:p>0.0661036968231201</text:p>
              </table:table-cell>
              <table:table-cell office:value-type="float" office:value="0.103810548782349">
                <text:p>0.103810548782349</text:p>
              </table:table-cell>
              <table:table-cell office:value-type="float" office:value="0.080132007598877">
                <text:p>0.0801320075988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0780384540557861">
                <text:p>0.0780384540557861</text:p>
              </table:table-cell>
              <table:table-cell office:value-type="float" office:value="0.164925813674927">
                <text:p>0.164925813674927</text:p>
              </table:table-cell>
              <table:table-cell office:value-type="float" office:value="0.168583631515503">
                <text:p>0.168583631515503</text:p>
              </table:table-cell>
              <table:table-cell office:value-type="float" office:value="0.116542100906372">
                <text:p>0.116542100906372</text:p>
              </table:table-cell>
              <table:table-cell office:value-type="float" office:value="0.116900205612183">
                <text:p>0.116900205612183</text:p>
              </table:table-cell>
              <table:table-cell office:value-type="float" office:value="0.0840604305267334">
                <text:p>0.0840604305267334</text:p>
              </table:table-cell>
              <table:table-cell office:value-type="float" office:value="0.129379987716675">
                <text:p>0.129379987716675</text:p>
              </table:table-cell>
              <table:table-cell office:value-type="float" office:value="0.1014084815979">
                <text:p>0.10140848159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0924956798553467">
                <text:p>0.0924956798553467</text:p>
              </table:table-cell>
              <table:table-cell office:value-type="float" office:value="0.197658538818359">
                <text:p>0.197658538818359</text:p>
              </table:table-cell>
              <table:table-cell office:value-type="float" office:value="0.197751045227051">
                <text:p>0.197751045227051</text:p>
              </table:table-cell>
              <table:table-cell office:value-type="float" office:value="0.13955569267273">
                <text:p>0.13955569267273</text:p>
              </table:table-cell>
              <table:table-cell office:value-type="float" office:value="0.14932918548584">
                <text:p>0.14932918548584</text:p>
              </table:table-cell>
              <table:table-cell office:value-type="float" office:value="0.0983006954193115">
                <text:p>0.0983006954193115</text:p>
              </table:table-cell>
              <table:table-cell office:value-type="float" office:value="0.155272483825684">
                <text:p>0.155272483825684</text:p>
              </table:table-cell>
              <table:table-cell office:value-type="float" office:value="0.120171070098877">
                <text:p>0.1201710700988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107479095458984">
                <text:p>0.107479095458984</text:p>
              </table:table-cell>
              <table:table-cell office:value-type="float" office:value="0.235112428665161">
                <text:p>0.235112428665161</text:p>
              </table:table-cell>
              <table:table-cell office:value-type="float" office:value="0.231191873550415">
                <text:p>0.231191873550415</text:p>
              </table:table-cell>
              <table:table-cell office:value-type="float" office:value="0.162617683410645">
                <text:p>0.162617683410645</text:p>
              </table:table-cell>
              <table:table-cell office:value-type="float" office:value="0.16374135017395">
                <text:p>0.16374135017395</text:p>
              </table:table-cell>
              <table:table-cell office:value-type="float" office:value="0.11455249786377">
                <text:p>0.11455249786377</text:p>
              </table:table-cell>
              <table:table-cell office:value-type="float" office:value="0.185168266296387">
                <text:p>0.185168266296387</text:p>
              </table:table-cell>
              <table:table-cell office:value-type="float" office:value="0.141110181808472">
                <text:p>0.1411101818084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120064973831177">
                <text:p>0.120064973831177</text:p>
              </table:table-cell>
              <table:table-cell office:value-type="float" office:value="0.265670537948608">
                <text:p>0.265670537948608</text:p>
              </table:table-cell>
              <table:table-cell office:value-type="float" office:value="0.264375448226929">
                <text:p>0.264375448226929</text:p>
              </table:table-cell>
              <table:table-cell office:value-type="float" office:value="0.186864852905273">
                <text:p>0.186864852905273</text:p>
              </table:table-cell>
              <table:table-cell office:value-type="float" office:value="0.185865879058838">
                <text:p>0.185865879058838</text:p>
              </table:table-cell>
              <table:table-cell office:value-type="float" office:value="0.130998134613037">
                <text:p>0.130998134613037</text:p>
              </table:table-cell>
              <table:table-cell office:value-type="float" office:value="0.207470178604126">
                <text:p>0.207470178604126</text:p>
              </table:table-cell>
              <table:table-cell office:value-type="float" office:value="0.160327434539795">
                <text:p>0.1603274345397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136585474014282">
                <text:p>0.136585474014282</text:p>
              </table:table-cell>
              <table:table-cell office:value-type="float" office:value="0.296713352203369">
                <text:p>0.296713352203369</text:p>
              </table:table-cell>
              <table:table-cell office:value-type="float" office:value="0.301332712173462">
                <text:p>0.301332712173462</text:p>
              </table:table-cell>
              <table:table-cell office:value-type="float" office:value="0.214215040206909">
                <text:p>0.214215040206909</text:p>
              </table:table-cell>
              <table:table-cell office:value-type="float" office:value="0.208957433700562">
                <text:p>0.208957433700562</text:p>
              </table:table-cell>
              <table:table-cell office:value-type="float" office:value="0.147119045257568">
                <text:p>0.147119045257568</text:p>
              </table:table-cell>
              <table:table-cell office:value-type="float" office:value="0.233787298202515">
                <text:p>0.233787298202515</text:p>
              </table:table-cell>
              <table:table-cell office:value-type="float" office:value="0.183658361434936">
                <text:p>0.1836583614349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15472412109375">
                <text:p>0.15472412109375</text:p>
              </table:table-cell>
              <table:table-cell office:value-type="float" office:value="0.332849264144897">
                <text:p>0.332849264144897</text:p>
              </table:table-cell>
              <table:table-cell office:value-type="float" office:value="0.329941272735596">
                <text:p>0.329941272735596</text:p>
              </table:table-cell>
              <table:table-cell office:value-type="float" office:value="0.233129024505615">
                <text:p>0.233129024505615</text:p>
              </table:table-cell>
              <table:table-cell office:value-type="float" office:value="0.233310699462891">
                <text:p>0.233310699462891</text:p>
              </table:table-cell>
              <table:table-cell office:value-type="float" office:value="0.163583278656006">
                <text:p>0.163583278656006</text:p>
              </table:table-cell>
              <table:table-cell office:value-type="float" office:value="0.258436679840088">
                <text:p>0.258436679840088</text:p>
              </table:table-cell>
              <table:table-cell office:value-type="float" office:value="0.206095457077026">
                <text:p>0.2060954570770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.0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